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5pt" officeooo:rsid="000706f1" officeooo:paragraph-rsid="000706f1" style:font-size-asian="15pt" style:font-size-complex="15pt"/>
    </style:style>
    <style:style style:name="P2" style:family="paragraph" style:parent-style-name="Standard">
      <style:text-properties style:font-name="Arial" fo:font-size="15pt" officeooo:rsid="00082673" officeooo:paragraph-rsid="00082673" style:font-size-asian="15pt" style:font-size-complex="15pt"/>
    </style:style>
    <style:style style:name="P3" style:family="paragraph" style:parent-style-name="Standard">
      <style:text-properties fo:color="#800000" style:font-name="Arial" fo:font-size="15pt" officeooo:rsid="00082673" officeooo:paragraph-rsid="00082673" style:font-size-asian="15pt" style:font-size-complex="15pt"/>
    </style:style>
    <style:style style:name="P4" style:family="paragraph" style:parent-style-name="Standard">
      <style:paragraph-properties fo:text-align="start" style:justify-single-word="false"/>
      <style:text-properties fo:color="#000000" style:font-name="Arial" fo:font-size="15pt" fo:font-weight="normal" officeooo:rsid="00082673" officeooo:paragraph-rsid="00082673" style:font-size-asian="15pt" style:font-weight-asian="normal" style:font-size-complex="15pt" style:font-weight-complex="normal"/>
    </style:style>
    <style:style style:name="P5" style:family="paragraph" style:parent-style-name="Standard">
      <style:paragraph-properties fo:text-align="start" style:justify-single-word="false"/>
      <style:text-properties fo:color="#000000" style:font-name="Arial" fo:font-size="15pt" fo:font-weight="normal" officeooo:rsid="000957b2" officeooo:paragraph-rsid="000957b2" style:font-size-asian="15pt" style:font-weight-asian="normal" style:font-size-complex="15pt" style:font-weight-complex="normal"/>
    </style:style>
    <style:style style:name="T1" style:family="text">
      <style:text-properties fo:language="en" fo:country="US"/>
    </style:style>
    <style:style style:name="T2" style:family="text">
      <style:text-properties fo:language="en" fo:country="US" officeooo:rsid="000826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our name is SAM and it's your 20th birthday today!! Yay!!</text:p>
      <text:p text:style-name="P1">You just came back home after celebrating the day of your birth together with your siblings .</text:p>
      <text:p text:style-name="P1">It was fun but you're a little tired (because you refused to go to bed even tho Warren told you to, you stubborn loser) <text:span text:style-name="T1">so you decide to go to bed and watch some cooking ASMR videos (the ones by the egg guy. God, you LOVE this man and his silly egg jokes) but what's that?<text:line-break/>It appears someone snuck into your room while you were gone and left something for you on your little table! </text:span></text:p>
      <text:p text:style-name="P1"><text:span text:style-name="T1"/></text:p>
      <text:p text:style-name="P1"><text:span text:style-name="T1">What will you do?<text:line-break/>&gt;Check table</text:span></text:p>
      <text:p text:style-name="P1"><text:span text:style-name="T1">&gt;Check Hazel</text:span></text:p>
      <text:p text:style-name="P1"><text:span text:style-name="T1">&gt;Check bed</text:span></text:p>
      <text:p text:style-name="P1"><text:span text:style-name="T1"/></text:p>
      <text:p text:style-name="P1"><text:span text:style-name="T1"/></text:p>
      <text:p text:style-name="P3"><text:span text:style-name="T1">(check bed)</text:span></text:p>
      <text:p text:style-name="P2"><text:span text:style-name="T1"/></text:p>
      <text:p text:style-name="P1"><text:span text:style-name="T1">Ah, your semi-comfortable twin size bed. </text:span></text:p>
      <text:p text:style-name="P1"><text:span text:style-name="T1">You lovingly look </text:span><text:span text:style-name="T2">down at your Griffin bedding that looks back at you with twinkly eyes and a sweet smile.<text:line-break/>You bend down to press a gentle kiss to one of Griffin's rosy cheeks.<text:line-break/><text:line-break/>What will you do?<text:line-break/>&gt;Check table</text:span></text:p>
      <text:p text:style-name="P2"><text:span text:style-name="T1">&gt;Check Hazel</text:span></text:p>
      <text:p text:style-name="P2"><text:span text:style-name="T1"/></text:p>
      <text:p text:style-name="P3"><text:span text:style-name="T1">(check hazel)</text:span></text:p>
      <text:p text:style-name="P2"><text:span text:style-name="T1"/></text:p>
      <text:p text:style-name="P2"><text:span text:style-name="T1">Hazel says “Mrwwwphhmmw :3” which roughly translates to “Happy birthday! I'm going to kill you in your sleep someday you pathetic twink”</text:span></text:p>
      <text:p text:style-name="P2"><text:span text:style-name="T1"/></text:p>
      <text:p text:style-name="P2"><text:span text:style-name="T1">What will you do?<text:line-break/>&gt;Check table</text:span></text:p>
      <text:p text:style-name="P2"><text:span text:style-name="T1"/></text:p>
      <text:p text:style-name="P3"><text:span text:style-name="T1">(check table)</text:span></text:p>
      <text:p text:style-name="P3"><text:span text:style-name="T1"/></text:p>
      <text:p text:style-name="P4"><text:span text:style-name="T1">On your table is a CHOCOLATE CAKE, an ENVELOPE and a FRAMED PHOTO.</text:span></text:p>
      <text:p text:style-name="P4"><text:span text:style-name="T1"/></text:p>
      <text:p text:style-name="P4"><text:span text:style-name="T1"/></text:p>
      <text:p text:style-name="P4"><text:span text:style-name="T1"/></text:p>
      <text:p text:style-name="P4"><text:soft-page-break/><text:span text:style-name="T1">What will you inspect first?</text:span></text:p>
      <text:p text:style-name="P4"><text:span text:style-name="T1">&gt;Cake</text:span></text:p>
      <text:p text:style-name="P4"><text:span text:style-name="T1">&gt;Envelope</text:span></text:p>
      <text:p text:style-name="P4"><text:span text:style-name="T1">&gt;Framed photo</text:span></text:p>
      <text:p text:style-name="P4"><text:span text:style-name="T1"/></text:p>
      <text:p text:style-name="P5"><text:span text:style-name="T1">Inside the ENVELOPE is a LETTER and a NOTE. </text:span></text:p>
      <text:p text:style-name="P5"><text:span text:style-name="T1"/></text:p>
      <text:p text:style-name="P5"><text:span text:style-name="T1">Which will you read first?</text:span></text:p>
      <text:p text:style-name="P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6T16:57:15.269000000</meta:creation-date>
    <dc:date>2018-12-06T22:44:06.222000000</dc:date>
    <meta:editing-duration>PT1H12M49S</meta:editing-duration>
    <meta:editing-cycles>3</meta:editing-cycles>
    <meta:generator>LibreOffice/5.0.5.2$Windows_x86 LibreOffice_project/55b006a02d247b5f7215fc6ea0fde844b30035b3</meta:generator>
    <meta:document-statistic meta:table-count="0" meta:image-count="0" meta:object-count="0" meta:page-count="2" meta:paragraph-count="21" meta:word-count="232" meta:character-count="1240" meta:non-whitespace-character-count="1025"/>
  </office:meta>
</office:document-meta>
</file>